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61ab5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d0dd6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4e7aac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2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3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7a6ebc"/>
    </style:style>
    <style:style style:name="P18" style:family="paragraph" style:parent-style-name="Standard">
      <style:text-properties officeooo:rsid="00320ed7" officeooo:paragraph-rsid="008aaba4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2e64c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8aaba4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8aaba4"/>
    </style:style>
    <style:style style:name="P27" style:family="paragraph" style:parent-style-name="Standard">
      <style:text-properties officeooo:rsid="003eda82" officeooo:paragraph-rsid="003eda82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470150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4831e1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862db1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4e7aac" officeooo:paragraph-rsid="00862db1"/>
    </style:style>
    <style:style style:name="P34" style:family="paragraph" style:parent-style-name="Standard">
      <style:text-properties officeooo:rsid="0051bbf0" officeooo:paragraph-rsid="0051bbf0"/>
    </style:style>
    <style:style style:name="P35" style:family="paragraph" style:parent-style-name="Standard">
      <style:text-properties officeooo:rsid="00583d83" officeooo:paragraph-rsid="00583d83"/>
    </style:style>
    <style:style style:name="P36" style:family="paragraph" style:parent-style-name="Standard">
      <style:text-properties officeooo:rsid="00267fa4" officeooo:paragraph-rsid="0072cfb5"/>
    </style:style>
    <style:style style:name="P37" style:family="paragraph" style:parent-style-name="Standard">
      <style:text-properties officeooo:rsid="00267fa4" officeooo:paragraph-rsid="00777dfb"/>
    </style:style>
    <style:style style:name="P38" style:family="paragraph" style:parent-style-name="Table_20_Contents">
      <style:text-properties officeooo:rsid="00762752" officeooo:paragraph-rsid="00762752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82e64c" officeooo:paragraph-rsid="0082e64c"/>
    </style:style>
    <style:style style:name="P40" style:family="paragraph" style:parent-style-name="Standard" style:list-style-name="L1">
      <style:text-properties officeooo:rsid="00590ab2" officeooo:paragraph-rsid="00590ab2"/>
    </style:style>
    <style:style style:name="P41" style:family="paragraph" style:parent-style-name="Standard" style:list-style-name="L1">
      <style:text-properties officeooo:rsid="005af17e" officeooo:paragraph-rsid="005af17e"/>
    </style:style>
    <style:style style:name="P42" style:family="paragraph" style:parent-style-name="Standard" style:list-style-name="L2">
      <style:text-properties officeooo:paragraph-rsid="0051bbf0"/>
    </style:style>
    <style:style style:name="P43" style:family="paragraph" style:parent-style-name="Standard" style:list-style-name="L2">
      <style:text-properties officeooo:paragraph-rsid="00561ef7"/>
    </style:style>
    <style:style style:name="P44" style:family="paragraph" style:parent-style-name="Standard" style:list-style-name="L2">
      <style:text-properties officeooo:rsid="007fa83b" officeooo:paragraph-rsid="007fa83b"/>
    </style:style>
    <style:style style:name="P45" style:family="paragraph" style:parent-style-name="Standard" style:list-style-name="L2">
      <style:text-properties officeooo:rsid="00549bc8" officeooo:paragraph-rsid="00549bc8"/>
    </style:style>
    <style:style style:name="P46" style:family="paragraph" style:parent-style-name="Standard">
      <style:text-properties officeooo:rsid="0051bbf0" officeooo:paragraph-rsid="008b41be"/>
    </style:style>
    <style:style style:name="P47" style:family="paragraph" style:parent-style-name="Standard">
      <style:text-properties officeooo:rsid="001e14a6" officeooo:paragraph-rsid="008b41be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4ff51e" officeooo:paragraph-rsid="008b41be" style:font-weight-asian="bold" style:font-weight-complex="bold"/>
    </style:style>
    <style:style style:name="P49" style:family="paragraph" style:parent-style-name="Table_20_Contents">
      <style:text-properties officeooo:rsid="0075ab86" officeooo:paragraph-rsid="008b41be"/>
    </style:style>
    <style:style style:name="P50" style:family="paragraph" style:parent-style-name="Table_20_Contents">
      <style:text-properties officeooo:paragraph-rsid="008b41be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7f8c1"/>
    </style:style>
    <style:style style:name="T4" style:family="text">
      <style:text-properties officeooo:rsid="002824da"/>
    </style:style>
    <style:style style:name="T5" style:family="text">
      <style:text-properties officeooo:rsid="002a5f3e"/>
    </style:style>
    <style:style style:name="T6" style:family="text">
      <style:text-properties officeooo:rsid="002bc085"/>
    </style:style>
    <style:style style:name="T7" style:family="text">
      <style:text-properties officeooo:rsid="002c23bb"/>
    </style:style>
    <style:style style:name="T8" style:family="text">
      <style:text-properties officeooo:rsid="002d28a1"/>
    </style:style>
    <style:style style:name="T9" style:family="text">
      <style:text-properties officeooo:rsid="002dca44"/>
    </style:style>
    <style:style style:name="T10" style:family="text">
      <style:text-properties officeooo:rsid="002fd06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0acc" style:font-weight-asian="bold" style:font-weight-complex="bold"/>
    </style:style>
    <style:style style:name="T13" style:family="text">
      <style:text-properties fo:font-weight="bold" officeooo:rsid="005c6fb9" style:font-weight-asian="bold" style:font-weight-complex="bold"/>
    </style:style>
    <style:style style:name="T14" style:family="text">
      <style:text-properties fo:font-weight="bold" officeooo:rsid="006f8adb" style:font-weight-asian="bold" style:font-weight-complex="bold"/>
    </style:style>
    <style:style style:name="T15" style:family="text">
      <style:text-properties officeooo:rsid="0031aa3b"/>
    </style:style>
    <style:style style:name="T16" style:family="text">
      <style:text-properties officeooo:rsid="0033fc04"/>
    </style:style>
    <style:style style:name="T17" style:family="text">
      <style:text-properties officeooo:rsid="00350556"/>
    </style:style>
    <style:style style:name="T18" style:family="text">
      <style:text-properties officeooo:rsid="0038543f"/>
    </style:style>
    <style:style style:name="T19" style:family="text">
      <style:text-properties officeooo:rsid="003c162f"/>
    </style:style>
    <style:style style:name="T20" style:family="text">
      <style:text-properties officeooo:rsid="003d21c8"/>
    </style:style>
    <style:style style:name="T21" style:family="text">
      <style:text-properties officeooo:rsid="00415176"/>
    </style:style>
    <style:style style:name="T22" style:family="text">
      <style:text-properties officeooo:rsid="00461ab5"/>
    </style:style>
    <style:style style:name="T23" style:family="text">
      <style:text-properties officeooo:rsid="004c5968"/>
    </style:style>
    <style:style style:name="T24" style:family="text">
      <style:text-properties officeooo:rsid="004ccc51"/>
    </style:style>
    <style:style style:name="T25" style:family="text">
      <style:text-properties officeooo:rsid="004dc20f"/>
    </style:style>
    <style:style style:name="T26" style:family="text">
      <style:text-properties officeooo:rsid="0051bbf0"/>
    </style:style>
    <style:style style:name="T27" style:family="text">
      <style:text-properties officeooo:rsid="0051eaef"/>
    </style:style>
    <style:style style:name="T28" style:family="text">
      <style:text-properties officeooo:rsid="00549bc8"/>
    </style:style>
    <style:style style:name="T29" style:family="text">
      <style:text-properties officeooo:rsid="0055be5c"/>
    </style:style>
    <style:style style:name="T30" style:family="text">
      <style:text-properties officeooo:rsid="005801da"/>
    </style:style>
    <style:style style:name="T31" style:family="text">
      <style:text-properties officeooo:rsid="005c6fb9"/>
    </style:style>
    <style:style style:name="T32" style:family="text">
      <style:text-properties officeooo:rsid="005e62ff"/>
    </style:style>
    <style:style style:name="T33" style:family="text">
      <style:text-properties officeooo:rsid="005e704c"/>
    </style:style>
    <style:style style:name="T34" style:family="text">
      <style:text-properties officeooo:rsid="00602cb2"/>
    </style:style>
    <style:style style:name="T35" style:family="text">
      <style:text-properties officeooo:rsid="0065ac71"/>
    </style:style>
    <style:style style:name="T36" style:family="text">
      <style:text-properties officeooo:rsid="0066ac7d"/>
    </style:style>
    <style:style style:name="T37" style:family="text">
      <style:text-properties officeooo:rsid="006cef5c"/>
    </style:style>
    <style:style style:name="T38" style:family="text">
      <style:text-properties officeooo:rsid="006ffd2c"/>
    </style:style>
    <style:style style:name="T39" style:family="text">
      <style:text-properties fo:font-weight="normal" officeooo:rsid="001edf93" style:font-weight-asian="normal" style:font-weight-complex="normal"/>
    </style:style>
    <style:style style:name="T40" style:family="text">
      <style:text-properties fo:font-weight="normal" officeooo:rsid="001e14a6" style:font-weight-asian="normal" style:font-weight-complex="normal"/>
    </style:style>
    <style:style style:name="T41" style:family="text">
      <style:text-properties fo:font-weight="normal" officeooo:rsid="005c6fb9" style:font-weight-asian="normal" style:font-weight-complex="normal"/>
    </style:style>
    <style:style style:name="T42" style:family="text">
      <style:text-properties fo:font-weight="normal" officeooo:rsid="0072cfb5" style:font-weight-asian="normal" style:font-weight-complex="normal"/>
    </style:style>
    <style:style style:name="T43" style:family="text">
      <style:text-properties fo:font-weight="normal" officeooo:rsid="00762752" style:font-weight-asian="normal" style:font-weight-complex="normal"/>
    </style:style>
    <style:style style:name="T44" style:family="text">
      <style:text-properties officeooo:rsid="0072cfb5"/>
    </style:style>
    <style:style style:name="T45" style:family="text">
      <style:text-properties officeooo:rsid="0072ee92"/>
    </style:style>
    <style:style style:name="T46" style:family="text">
      <style:text-properties officeooo:rsid="0073c30e"/>
    </style:style>
    <style:style style:name="T47" style:family="text">
      <style:text-properties officeooo:rsid="00762752"/>
    </style:style>
    <style:style style:name="T48" style:family="text">
      <style:text-properties officeooo:rsid="007a6ebc"/>
    </style:style>
    <style:style style:name="T49" style:family="text">
      <style:text-properties officeooo:rsid="007d0dd6"/>
    </style:style>
    <style:style style:name="T50" style:family="text">
      <style:text-properties officeooo:rsid="007eb77c"/>
    </style:style>
    <style:style style:name="T51" style:family="text">
      <style:text-properties officeooo:rsid="0081292a"/>
    </style:style>
    <style:style style:name="T52" style:family="text">
      <style:text-properties officeooo:rsid="0082e64c"/>
    </style:style>
    <style:style style:name="T53" style:family="text">
      <style:text-properties officeooo:rsid="00849138"/>
    </style:style>
    <style:style style:name="T54" style:family="text">
      <style:text-properties officeooo:rsid="0063e87b"/>
    </style:style>
    <style:style style:name="T55" style:family="text">
      <style:text-properties officeooo:rsid="005f7c09"/>
    </style:style>
    <style:style style:name="T56" style:family="text">
      <style:text-properties officeooo:rsid="004e7aac"/>
    </style:style>
    <style:style style:name="T57" style:family="text">
      <style:text-properties officeooo:rsid="00862db1"/>
    </style:style>
    <style:style style:name="T58" style:family="text">
      <style:text-properties officeooo:rsid="0089fb5a"/>
    </style:style>
    <style:style style:name="T59" style:family="text">
      <style:text-properties officeooo:rsid="008aaba4"/>
    </style:style>
    <style:style style:name="T60" style:family="text">
      <style:text-properties officeooo:rsid="0075a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1">Terminología Especializada en <text:span text:style-name="T53">Documentos de </text:span>Tecnología e Ingeniería</text:p>
          </table:table-cell>
        </table:table-row>
        <table:table-row>
          <table:table-cell table:style-name="Table1.A1" office:value-type="string">
            <text:p text:style-name="P9">Program <text:span text:style-name="T15">and </text:span><text:span text:style-name="T1">Track</text:span>:</text:p>
          </table:table-cell>
          <table:table-cell table:style-name="Table1.A1" office:value-type="string">
            <text:p text:style-name="P4"><text:span text:style-name="T2">I</text:span><text:span text:style-name="T12">nterpretación y Traduccíon: </text:span><text:span text:style-name="T13">6</text:span><text:span text:style-name="T11">° Cu</text:span><text:span text:style-name="T14">a</text:span><text:span text:style-name="T11">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2">IT0628</text:p>
          </table:table-cell>
        </table:table-row>
        <table:table-row>
          <table:table-cell table:style-name="Table1.A1" office:value-type="string">
            <text:p text:style-name="P38">Cohort <text:span text:style-name="T58">ID</text:span>:</text:p>
          </table:table-cell>
          <table:table-cell table:style-name="Table1.A1" office:value-type="string">
            <text:p text:style-name="P13">6A<text:span text:style-name="T58">2</text:span>-<text:span text:style-name="T58">1</text:span></text:p>
          </table:table-cell>
        </table:table-row>
      </table:table>
      <text:p text:style-name="P2"/>
      <text:p text:style-name="P14">Description</text:p>
      <text:p text:style-name="P36">This course, <text:span text:style-name="T44">which is </text:span><text:span text:style-name="T38">the complement to Course IT0629 </text:span><text:span text:style-name="T47">(</text:span><text:span text:style-name="T39">T</text:span><text:span text:style-name="T40">aller de Traducción </text:span><text:span text:style-name="T41">Ingeniería y Adelantos Tecnológicos</text:span><text:span text:style-name="T43">)</text:span><text:span text:style-name="T41">, </text:span><text:span text:style-name="T42">will focus on the specialized terminologies, acronyms, and jargon used </text:span><text:s/>in <text:span text:style-name="T44">selected</text:span> <text:span text:style-name="T31">engineering sciences</text:span><text:span text:style-name="T3"> </text:span><text:span text:style-name="T31">and in </text:span><text:span text:style-name="T32">the </text:span><text:span text:style-name="T33">broader </text:span><text:span text:style-name="T32">field of advanced technologies. <text:s/></text:span><text:span text:style-name="T5">The </text:span><text:span text:style-name="T6">professional </text:span><text:span text:style-name="T5">translational mapping tools </text:span><text:span text:style-name="T6">developed in this course will </text:span><text:span text:style-name="T8">be specific </text:span><text:span text:style-name="T6">to </text:span><text:span text:style-name="T5">Spanish and English translation</text:span><text:span text:style-name="T6">s.</text:span></text:p>
      <text:p text:style-name="P36"/>
      <text:p text:style-name="P37"><text:span text:style-name="T4">Major </text:span><text:span text:style-name="T8">elements of</text:span><text:span text:style-name="T4"> the course will include: <text:s/></text:span><text:span text:style-name="T7">i) </text:span><text:span text:style-name="T33">the </text:span><text:span text:style-name="T34">structure </text:span><text:span text:style-name="T45">and </text:span><text:span text:style-name="T35">function </text:span><text:span text:style-name="T45">of language in </text:span><text:span text:style-name="T33">selected engineering disciplines </text:span><text:span text:style-name="T45">and </text:span><text:span text:style-name="T34">advanced and emerging technologies</text:span><text:span text:style-name="T24">;</text:span><text:span text:style-name="T8"> ii) </text:span><text:span text:style-name="T24"><text:s/></text:span><text:span text:style-name="T33">the </text:span><text:span text:style-name="T34">structure </text:span><text:span text:style-name="T45">and </text:span><text:span text:style-name="T35">function </text:span><text:span text:style-name="T45">of </text:span><text:span text:style-name="T47">texts and </text:span><text:span text:style-name="T46">documents</text:span><text:span text:style-name="T45"> in </text:span><text:span text:style-name="T33">selected engineering disciplines </text:span><text:span text:style-name="T45">and </text:span><text:span text:style-name="T34">advanced and emerging technologies</text:span><text:span text:style-name="T24">; </text:span><text:span text:style-name="T34">iii) </text:span><text:span text:style-name="T8">the elements of style </text:span><text:span text:style-name="T9">and the use of standard conventions </text:span><text:span text:style-name="T45">in </text:span><text:span text:style-name="T33">selected engineering disciplines </text:span><text:span text:style-name="T45">and </text:span><text:span text:style-name="T34">advanced and emerging technologies; </text:span><text:span text:style-name="T8">i</text:span><text:span text:style-name="T34">v</text:span><text:span text:style-name="T8">) </text:span><text:span text:style-name="T23">Version Control Systems (VCSs) and </text:span><text:span text:style-name="T9">elements of quality assurance and quality control (QAQC) </text:span><text:span text:style-name="T47">as </text:span><text:span text:style-name="T25">applied to documents</text:span><text:span text:style-name="T9">;</text:span><text:span text:style-name="T8">; </text:span><text:span text:style-name="T17">v) </text:span><text:span text:style-name="T9"><text:s/>the professional use of Large Language Models (LLMs) in translation; </text:span><text:span text:style-name="T47">and </text:span><text:span text:style-name="T9">v</text:span><text:span text:style-name="T17">i</text:span><text:span text:style-name="T9">) </text:span><text:span text:style-name="T8"><text:s/></text:span><text:span text:style-name="T10">the direct translation of </text:span><text:span text:style-name="T42">specialized terminologies, acronyms, and jargon</text:span><text:span text:style-name="T25"> </text:span><text:span text:style-name="T45">in </text:span><text:span text:style-name="T33">selected engineering disciplines </text:span><text:span text:style-name="T45">and </text:span><text:span text:style-name="T34">advanced and emerging technologies </text:span><text:span text:style-name="T50">using student-developed dictionaries.</text:span></text:p>
      <text:p text:style-name="P37"/>
      <text:p text:style-name="P14">Scope</text:p>
      <text:p text:style-name="P17">1. <text:s text:c="2"/><text:span text:style-name="T48">S</text:span><text:span text:style-name="T34">tructure </text:span><text:span text:style-name="T45">and </text:span><text:span text:style-name="T48">F</text:span><text:span text:style-name="T35">unction </text:span><text:span text:style-name="T45">of </text:span><text:span text:style-name="T48">L</text:span><text:span text:style-name="T45">anguage in </text:span><text:span text:style-name="T48">the E</text:span><text:span text:style-name="T33">ngineering </text:span><text:span text:style-name="T48">Sciences</text:span></text:p>
      <text:p text:style-name="P22">1.1 <text:s text:c="2"/><text:span text:style-name="T52">History, </text:span><text:span text:style-name="T48">S</text:span><text:span text:style-name="T34">tructure </text:span><text:span text:style-name="T45">and </text:span><text:span text:style-name="T48">F</text:span><text:span text:style-name="T35">unction </text:span><text:span text:style-name="T45">of </text:span><text:span text:style-name="T48">L</text:span><text:span text:style-name="T45">anguage</text:span></text:p>
      <text:p text:style-name="P21">1.2 <text:s/><text:span text:style-name="T52">The Rise of Discipline-Specific Jargon </text:span></text:p>
      <text:p text:style-name="P32">1.3 <text:s/><text:span text:style-name="T52">Language Structures and Functions in the Engineering Sciences</text:span></text:p>
      <text:p text:style-name="P16"/>
      <text:p text:style-name="P17">2. <text:s/><text:span text:style-name="T48">S</text:span><text:span text:style-name="T34">tructure </text:span><text:span text:style-name="T45">and </text:span><text:span text:style-name="T48">F</text:span><text:span text:style-name="T35">unction </text:span><text:span text:style-name="T45">of </text:span><text:span text:style-name="T48">Documents</text:span><text:span text:style-name="T45"> in </text:span><text:span text:style-name="T48">the E</text:span><text:span text:style-name="T33">ngineering </text:span><text:span text:style-name="T48">Sciences</text:span></text:p>
      <text:p text:style-name="P20">2.1 <text:s/><text:span text:style-name="T52">Document Structures</text:span></text:p>
      <text:p text:style-name="P23">2.2 <text:s/><text:span text:style-name="T52">Document Functions</text:span></text:p>
      <text:p text:style-name="P39">2.3 Document Types and Formats</text:p>
      <text:p text:style-name="P31">2.3.1 <text:s/><text:span text:style-name="T55">Academic T</text:span><text:span text:style-name="T56">exts </text:span><text:span text:style-name="T55">and Papers</text:span></text:p>
      <text:p text:style-name="P33">2.3.2 <text:s/><text:span text:style-name="T54">Manuals and Standard Operating Procedures (SOPs)</text:span></text:p>
      <text:p text:style-name="P33">2.3.3 <text:s/><text:span text:style-name="T54">Request for Proposals (RFPs) and Proposals</text:span></text:p>
      <text:p text:style-name="P33">2.3.4 <text:s/><text:span text:style-name="T54">Analytical Evaluations, White Papers, and Lab Reports </text:span></text:p>
      <text:p text:style-name="P16"/>
      <text:p text:style-name="P16">3. <text:s/>The Elements of Style in <text:span text:style-name="T48">the Engineering Sciences</text:span></text:p>
      <text:p text:style-name="P20">3.1 <text:s/><text:span text:style-name="T52">The Use of Voice in Style</text:span></text:p>
      <text:p text:style-name="P24">3.2 <text:s/><text:span text:style-name="T52">Stylistic Conventions</text:span></text:p>
      <text:p text:style-name="P27"/>
      <text:p text:style-name="P18">4. <text:s/>Document QAQC and Version Control Systems</text:p>
      <text:p text:style-name="P25">4.1 <text:s/>Fundamental <text:span text:style-name="T19">Concepts </text:span>of QAQC</text:p>
      <text:p text:style-name="P26">4.1.1 <text:s/>Introduction to Docume<text:span text:style-name="T19">nt</text:span> QAQC</text:p>
      <text:p text:style-name="P26">4.1.2 <text:s/><text:span text:style-name="T19">Fram</text:span><text:span text:style-name="T23">e</text:span><text:span text:style-name="T19">works for Document QAQC</text:span></text:p>
      <text:p text:style-name="P25">4.2 <text:s/>Introduction to Version Control Systems (V<text:span text:style-name="T19">CSs</text:span>)</text:p>
      <text:p text:style-name="P26"><text:soft-page-break/>4.<text:span text:style-name="T21">2.1</text:span> <text:s/>Git and Github</text:p>
      <text:p text:style-name="P26">4.<text:span text:style-name="T21">2.2</text:span> <text:s/>Installation of Git</text:p>
      <text:p text:style-name="P26">4.<text:span text:style-name="T21">2.3 <text:s/></text:span><text:span text:style-name="T20">Account setup in Github</text:span></text:p>
      <text:p text:style-name="P26">4.<text:span text:style-name="T21">2.4</text:span> <text:s/><text:span text:style-name="T20">Git </text:span><text:span text:style-name="T23">VCS </text:span>Workflow</text:p>
      <text:p text:style-name="P16"/>
      <text:p text:style-name="P16"><text:span text:style-name="T50">5</text:span>. <text:span text:style-name="T16">Professional Use of LLMs </text:span><text:span text:style-name="T49">and Specialized Dictionaries </text:span><text:span text:style-name="T16">in Translation</text:span></text:p>
      <text:p text:style-name="P5"><text:span text:style-name="T50">5</text:span><text:span text:style-name="T22">.1 </text:span><text:span text:style-name="T49">LLMs and AutoML Models</text:span></text:p>
      <text:p text:style-name="P7"><text:span text:style-name="T50">5</text:span><text:span text:style-name="T22">.2 <text:s/></text:span><text:span text:style-name="T59">API-Based Translation</text:span></text:p>
      <text:p text:style-name="P28"><text:span text:style-name="T50">5</text:span>.<text:span text:style-name="T49">2</text:span>.1 <text:s/>Python</text:p>
      <text:p text:style-name="P28"><text:span text:style-name="T50">5</text:span>.<text:span text:style-name="T49">2</text:span>.2 <text:s/>Cloud Translation API (Google <text:span text:style-name="T37">LLM</text:span>)</text:p>
      <text:p text:style-name="P29"><text:span text:style-name="T50">5</text:span>.<text:span text:style-name="T49">2</text:span>.3 <text:s/><text:span text:style-name="T49">Specialized Models and AutoML </text:span></text:p>
      <text:p text:style-name="P16"/>
      <text:p text:style-name="P19"><text:span text:style-name="T50">6</text:span>. <text:span text:style-name="T18">Translation </text:span><text:span text:style-name="T50">of Specialized Terminology</text:span></text:p>
      <text:p text:style-name="P30"><text:span text:style-name="T57">6</text:span>.1 <text:s/><text:span text:style-name="T51">Personal </text:span><text:span text:style-name="T50">Dictionaries</text:span></text:p>
      <text:p text:style-name="P32"><text:span text:style-name="T57">6</text:span>.2 <text:s/><text:span text:style-name="T50">Application of Personal Dictionaries to Translation</text:span></text:p>
      <text:p text:style-name="P8"/>
      <text:p text:style-name="P15">Expectations</text:p>
      <text:p text:style-name="P35">Students will be expected to:</text:p>
      <text:list xml:id="list1592011174" text:style-name="L1">
        <text:list-item>
          <text:p text:style-name="P40">Attend all classes on time</text:p>
        </text:list-item>
        <text:list-item>
          <text:p text:style-name="P40">Be prepared to take notes and access materials on-line</text:p>
        </text:list-item>
        <text:list-item>
          <text:p text:style-name="P40">Participate in all class activities, including discussions and presentations</text:p>
        </text:list-item>
        <text:list-item>
          <text:p text:style-name="P41">Complete all assignments, quizzes, and the final exam</text:p>
        </text:list-item>
      </text:list>
      <text:p text:style-name="P3"/>
      <text:p text:style-name="P15">Exit Criteria</text:p>
      <text:p text:style-name="P6"><text:span text:style-name="T26">Upon the successful completion of the course the student will </text:span><text:span text:style-name="T27">be able to:</text:span></text:p>
      <text:list xml:id="list3444960115" text:style-name="L2">
        <text:list-item>
          <text:p text:style-name="P44">Analyze the s<text:span text:style-name="T34">tructure </text:span><text:span text:style-name="T45">and </text:span>f<text:span text:style-name="T35">unction </text:span><text:span text:style-name="T45">of </text:span>l<text:span text:style-name="T45">anguage in </text:span><text:span text:style-name="T48">the </text:span>e<text:span text:style-name="T33">ngineering </text:span>s<text:span text:style-name="T48">ciences</text:span></text:p>
        </text:list-item>
        <text:list-item>
          <text:p text:style-name="P44">Analyze the s<text:span text:style-name="T34">tructure </text:span><text:span text:style-name="T45">and </text:span>f<text:span text:style-name="T35">unction </text:span><text:span text:style-name="T45">of </text:span>documents<text:span text:style-name="T45"> in </text:span><text:span text:style-name="T48">the </text:span>e<text:span text:style-name="T33">ngineering </text:span>s<text:span text:style-name="T48">ciences</text:span></text:p>
        </text:list-item>
        <text:list-item>
          <text:p text:style-name="P44">Analyze the elements of style<text:span text:style-name="T45"> in </text:span>documents in <text:span text:style-name="T48">the </text:span>e<text:span text:style-name="T33">ngineering </text:span>s<text:span text:style-name="T48">ciences</text:span></text:p>
        </text:list-item>
        <text:list-item>
          <text:p text:style-name="P42">Apply <text:span text:style-name="T28">the principles of QAQC to document production by using a VCS </text:span></text:p>
        </text:list-item>
        <text:list-item>
          <text:p text:style-name="P45">Apply the principles of modern tran<text:span text:style-name="T29">slat</text:span><text:span text:style-name="T30">ion</text:span><text:span text:style-name="T29"> by using </text:span>an API to access a LLM for <text:span text:style-name="T30">English-Spanish </text:span>translation</text:p>
        </text:list-item>
        <text:list-item>
          <text:p text:style-name="P43"><text:span text:style-name="T51">Design, develop, and implement personal dictionaries for the translation of specialized terminology </text:span><text:span text:style-name="T36">in the engineering sciences</text:span></text:p>
        </text:list-item>
      </text:list>
      <text:p text:style-name="P3"/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8"><text:span text:style-name="T60">Interim </text:span>Evaluations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8"/>
          </table:table-cell>
          <table:table-cell table:style-name="Table2.D1" office:value-type="string">
            <text:p text:style-name="P48"><text:span text:style-name="T60">Final </text:span>Evaluation</text:p>
          </table:table-cell>
          <table:table-cell table:style-name="Table2.A1" office:value-type="string">
            <text:p text:style-name="P50"/>
          </table:table-cell>
        </table:table-row>
        <table:table-row>
          <table:table-cell table:style-name="Table2.A1" office:value-type="string">
            <text:p text:style-name="P46">Daily Work and Participation<text:tab/></text:p>
          </table:table-cell>
          <table:table-cell table:style-name="Table2.A1" office:value-type="string">
            <text:p text:style-name="P49">1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6"><text:span text:style-name="T60">Av. </text:span>Daily Work and Participation<text:tab/></text:p>
          </table:table-cell>
          <table:table-cell table:style-name="Table2.A1" office:value-type="string">
            <text:p text:style-name="P49">10%</text:p>
          </table:table-cell>
        </table:table-row>
        <table:table-row>
          <table:table-cell table:style-name="Table2.A1" office:value-type="string">
            <text:p text:style-name="P49">Homework</text:p>
          </table:table-cell>
          <table:table-cell table:style-name="Table2.A1" office:value-type="string">
            <text:p text:style-name="P49">60 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Homework</text:p>
          </table:table-cell>
          <table:table-cell table:style-name="Table2.A1" office:value-type="string">
            <text:p text:style-name="P49">30 %</text:p>
          </table:table-cell>
        </table:table-row>
        <table:table-row>
          <table:table-cell table:style-name="Table2.A1" office:value-type="string">
            <text:p text:style-name="P49">Interim Exam</text:p>
          </table:table-cell>
          <table:table-cell table:style-name="Table2.A1" office:value-type="string">
            <text:p text:style-name="P49">30%</text:p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Av. Interim Exams</text:p>
          </table:table-cell>
          <table:table-cell table:style-name="Table2.A1" office:value-type="string">
            <text:p text:style-name="P49">30%</text:p>
          </table:table-cell>
        </table:table-row>
        <table:table-row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D1" office:value-type="string">
            <text:p text:style-name="P49">Final Exam</text:p>
          </table:table-cell>
          <table:table-cell table:style-name="Table2.A1" office:value-type="string">
            <text:p text:style-name="P49">30 %</text:p>
          </table:table-cell>
        </table:table-row>
      </table:table>
      <text:p text:style-name="P4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Marron</text:p>
        <text:p text:style-name="MP1">Spring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1-12T20:45:19.900249533</dc:date>
    <meta:editing-duration>PT7H31M14S</meta:editing-duration>
    <meta:editing-cycles>77</meta:editing-cycles>
    <meta:generator>LibreOffice/7.3.7.2$Linux_X86_64 LibreOffice_project/30$Build-2</meta:generator>
    <meta:document-statistic meta:table-count="2" meta:image-count="1" meta:object-count="0" meta:page-count="2" meta:paragraph-count="77" meta:word-count="561" meta:character-count="3781" meta:non-whitespace-character-count="3263"/>
  </office:meta>
</office:document-meta>
</file>